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5" style:family="table-cell" style:parent-style-name="Default" style:data-style-name="N37"/>
    <style:style style:name="ce36" style:family="table-cell" style:parent-style-name="Default" style:data-style-name="N132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2a6099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55308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4000"/>
    </style:style>
    <style:style style:name="ce4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23"/>
        <table:table-column table:style-name="co1" table:default-cell-style-name="ce25"/>
        <table:table-column table:style-name="co1" table:number-columns-repeated="4" table:default-cell-style-name="ce26"/>
        <table:table-column table:style-name="co2" table:default-cell-style-name="ce26"/>
        <table:table-column table:style-name="co1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2"/>
        <table:table-column table:style-name="co6" table:default-cell-style-name="ce22"/>
        <table:table-column table:style-name="co1" table:number-columns-repeated="1010" table:default-cell-style-name="ce2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25" table:formula="of:=([.J2]-[.J1])/[.L2]*5" office:value-type="time" office:time-value="PT33H36M04.583333333S" calcext:value-type="time">
            <text:p>33:36</text:p>
          </table:table-cell>
          <table:table-cell office:value-type="string" calcext:value-type="string">
            <text:p>Current Total Time</text:p>
          </table:table-cell>
          <table:table-cell table:style-name="ce25" table:formula="of:=SUM([.D2:.D10000])" office:value-type="time" office:time-value="PT712H17M00S" calcext:value-type="time">
            <text:p>712:17</text:p>
          </table:table-cell>
          <table:table-cell office:value-type="string" calcext:value-type="string">
            <text:p>Done (%)</text:p>
          </table:table-cell>
          <table:table-cell table:style-name="ce65" table:formula="of:=[.J1]/[.J2]" office:value-type="percentage" office:value="0.423978174603175" calcext:value-type="percentage">
            <text:p>42.40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25" table:formula="of:=[.J1]/[.L5]*5" office:value-type="time" office:time-value="PT12H32M24.718309859S" calcext:value-type="time">
            <text:p>12:32</text:p>
          </table:table-cell>
          <table:table-cell office:value-type="string" calcext:value-type="string">
            <text:p>Total Time</text:p>
          </table:table-cell>
          <table:table-cell table:style-name="ce25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$1:.A$1048576])" office:value-type="float" office:value="144" calcext:value-type="float">
            <text:p>144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25" table:formula="of:=IF(([.H1]-[$Sheet3.F1]) &gt; 0; ([.H1]-[$Sheet3.F1]); 0 )" office:value-type="time" office:time-value="PT00H00M00S" calcext:value-type="time">
            <text:p>00:00</text:p>
          </table:table-cell>
          <table:table-cell office:value-type="string" calcext:value-type="string">
            <text:p>Due By</text:p>
          </table:table-cell>
          <table:table-cell table:style-name="ce22" office:value-type="date" office:date-value="2023-01-31" calcext:value-type="date">
            <text:p>31/01/2023</text:p>
          </table:table-cell>
          <table:table-cell office:value-type="string" calcext:value-type="string">
            <text:p>Days Done</text:p>
          </table:table-cell>
          <table:table-cell table:formula="of:=MAX([.A$1:.A$1048576])-[.A2]" office:value-type="float" office:value="462" calcext:value-type="float">
            <text:p>462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63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25" table:formula="of:=[$Sheet3.F1]" office:value-type="time" office:time-value="PT36H20M00S" calcext:value-type="time">
            <text:p>36:20</text:p>
          </table:table-cell>
          <table:table-cell/>
          <table:table-cell table:style-name="ce63"/>
          <table:table-cell office:value-type="string" calcext:value-type="string">
            <text:p>Days Break</text:p>
          </table:table-cell>
          <table:table-cell table:style-name="ce63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25"/>
          <table:table-cell/>
          <table:table-cell table:style-name="ce64"/>
          <table:table-cell office:value-type="string" calcext:value-type="string">
            <text:p>Days Done (excl Break)</text:p>
          </table:table-cell>
          <table:table-cell table:formula="of:=[.L3]-[.L4]" office:value-type="float" office:value="284" calcext:value-type="float">
            <text:p>284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25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1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2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25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25"/>
          <table:table-cell table:style-name="ce27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27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25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25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25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25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25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25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25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25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25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27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25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00M00S" calcext:value-type="time">
            <text:p>07:00 PM</text:p>
          </table:table-cell>
          <table:table-cell table:formula="of:=([.C246]-[.B246]+([.C246]&lt;[.B246]))" office:value-type="time" office:time-value="PT03H30M00S" calcext:value-type="time">
            <text:p>03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47]-[.B247]+([.C247]&lt;[.B247]))" office:value-type="time" office:time-value="PT04H45M00S" calcext:value-type="time">
            <text:p>04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48]-[.B248]+([.C248]&lt;[.B248]))" office:value-type="time" office:time-value="PT02H50M00S" calcext:value-type="time">
            <text:p>02:5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49]-[.B249]+([.C249]&lt;[.B249]))" office:value-type="time" office:time-value="PT05H05M00S" calcext:value-type="time">
            <text:p>05:05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50]-[.B250]+([.C250]&lt;[.B250]))" office:value-type="time" office:time-value="PT02H00M00S" calcext:value-type="time">
            <text:p>02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251]-[.B251]+([.C251]&lt;[.B251]))" office:value-type="time" office:time-value="PT03H45M00S" calcext:value-type="time">
            <text:p>03:4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0M00S" calcext:value-type="time">
            <text:p>07:20 PM</text:p>
          </table:table-cell>
          <table:table-cell table:formula="of:=([.C252]-[.B252]+([.C252]&lt;[.B252]))" office:value-type="time" office:time-value="PT03H20M00S" calcext:value-type="time">
            <text:p>03:2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54]-[.B254]+([.C254]&lt;[.B254]))" office:value-type="time" office:time-value="PT02H15M00S" calcext:value-type="time">
            <text:p>02:1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55]-[.B255]+([.C255]&lt;[.B255]))" office:value-type="time" office:time-value="PT04H00M00S" calcext:value-type="time">
            <text:p>04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3" calcext:value-type="date">
            <text:p>13/07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56]-[.B256]+([.C256]&lt;[.B256]))" office:value-type="time" office:time-value="PT01H00M00S" calcext:value-type="time">
            <text:p>01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58]-[.B258]+([.C258]&lt;[.B258]))" office:value-type="time" office:time-value="PT04H15M00S" calcext:value-type="time">
            <text:p>04:15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59]-[.B259]+([.C259]&lt;[.B259]))" office:value-type="time" office:time-value="PT04H40M00S" calcext:value-type="time">
            <text:p>04:4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60]-[.B260]+([.C260]&lt;[.B260]))" office:value-type="time" office:time-value="PT05H20M00S" calcext:value-type="time">
            <text:p>05:2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61]-[.B261]+([.C261]&lt;[.B261]))" office:value-type="time" office:time-value="PT03H55M00S" calcext:value-type="time">
            <text:p>03:55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62]-[.B262]+([.C262]&lt;[.B262]))" office:value-type="time" office:time-value="PT05H25M00S" calcext:value-type="time">
            <text:p>05:2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63]-[.B263]+([.C263]&lt;[.B263]))" office:value-type="time" office:time-value="PT02H50M00S" calcext:value-type="time">
            <text:p>02:5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64]-[.B264]+([.C264]&lt;[.B264]))" office:value-type="time" office:time-value="PT02H50M00S" calcext:value-type="time">
            <text:p>02:5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1H50M00S" calcext:value-type="time">
            <text:p>01:50 AM</text:p>
          </table:table-cell>
          <table:table-cell table:formula="of:=([.C265]-[.B265]+([.C265]&lt;[.B265]))" office:value-type="time" office:time-value="PT03H05M00S" calcext:value-type="time">
            <text:p>03:05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6]-[.B266]+([.C266]&lt;[.B266]))" office:value-type="time" office:time-value="PT00H00M00S" calcext:value-type="time">
            <text:p>00:00</text:p>
          </table:table-cell>
          <table:table-cell table:number-columns-repeated="10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7]-[.B267]+([.C267]&lt;[.B267]))" office:value-type="time" office:time-value="PT00H00M00S" calcext:value-type="time">
            <text:p>00:0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8]-[.B268]+([.C268]&lt;[.B268]))" office:value-type="time" office:time-value="PT00H00M00S" calcext:value-type="time">
            <text:p>00:0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9]-[.B269]+([.C269]&lt;[.B269]))" office:value-type="time" office:time-value="PT00H00M00S" calcext:value-type="time">
            <text:p>00:0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0]-[.B270]+([.C270]&lt;[.B270]))" office:value-type="time" office:time-value="PT00H00M00S" calcext:value-type="time">
            <text:p>00:00</text:p>
          </table:table-cell>
          <table:table-cell table:number-columns-repeated="10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1]-[.B271]+([.C271]&lt;[.B271]))" office:value-type="time" office:time-value="PT00H00M00S" calcext:value-type="time">
            <text:p>00:0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2]-[.B272]+([.C272]&lt;[.B272]))" office:value-type="time" office:time-value="PT00H00M00S" calcext:value-type="time">
            <text:p>00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3]-[.B273]+([.C273]&lt;[.B273]))" office:value-type="time" office:time-value="PT00H00M00S" calcext:value-type="time">
            <text:p>00:0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4]-[.B274]+([.C274]&lt;[.B274]))" office:value-type="time" office:time-value="PT00H00M00S" calcext:value-type="time">
            <text:p>00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5]-[.B275]+([.C275]&lt;[.B275]))" office:value-type="time" office:time-value="PT00H00M00S" calcext:value-type="time">
            <text:p>00:00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6]-[.B276]+([.C276]&lt;[.B276]))" office:value-type="time" office:time-value="PT00H00M00S" calcext:value-type="time">
            <text:p>00:00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7]-[.B277]+([.C277]&lt;[.B277]))" office:value-type="time" office:time-value="PT00H00M00S" calcext:value-type="time">
            <text:p>00:00</text:p>
          </table:table-cell>
          <table:table-cell table:number-columns-repeated="10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8]-[.B278]+([.C278]&lt;[.B278]))" office:value-type="time" office:time-value="PT00H00M00S" calcext:value-type="time">
            <text:p>00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Stop Time</text:p>
          </table:table-cell>
          <table:table-cell table:style-name="ce26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22" table:formula="of:=TEXT(MAX([Sheet1.A$1:.A$1048576])-WEEKDAY(MAX([Sheet1.A$1:.A$1048576]))+1; &quot;&gt;0&quot;)" office:value-type="string" office:string-value="&gt;44808" calcext:value-type="string">
            <text:p>&gt;44808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style-name="ce33"/>
          <table:table-cell table:style-name="ce34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5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12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Stop Time</text:p>
          </table:table-cell>
          <table:table-cell table:style-name="ce25" office:value-type="string" calcext:value-type="string">
            <text:p>Total Time</text:p>
          </table:table-cell>
          <table:table-cell/>
          <table:table-cell table:style-name="ce25" table:formula="of:=SUM([.D$1:.D$1048576])" office:value-type="time" office:time-value="PT36H20M00S" calcext:value-type="time">
            <text:p>36:20</text:p>
          </table:table-cell>
          <table:table-cell table:number-columns-repeated="10"/>
        </table:table-row>
        <table:table-row table:style-name="ro1">
          <table:table-cell table:style-name="ce22" office:value-type="date" office:date-value="2022-09-05" calcext:value-type="date">
            <text:p>05/09/2022</text:p>
          </table:table-cell>
          <table:table-cell table:style-name="ce23" office:value-type="time" office:time-value="PT15H00M00S" calcext:value-type="time">
            <text:p>03:00 PM</text:p>
          </table:table-cell>
          <table:table-cell table:style-name="ce23" office:value-type="time" office:time-value="PT19H00M00S" calcext:value-type="time">
            <text:p>07:00 PM</text:p>
          </table:table-cell>
          <table:table-cell table:style-name="ce27" table:formula="of:=([.C2]-[.B2]+([.C2]&lt;[.B2]))" office:value-type="time" office:time-value="PT04H00M00S" calcext:value-type="time">
            <text:p>04:00:00</text:p>
          </table:table-cell>
          <table:table-cell table:number-columns-repeated="12"/>
        </table:table-row>
        <table:table-row table:style-name="ro1">
          <table:table-cell table:style-name="ce22" office:value-type="date" office:date-value="2022-09-05" calcext:value-type="date">
            <text:p>05/09/2022</text:p>
          </table:table-cell>
          <table:table-cell table:style-name="ce23" office:value-type="time" office:time-value="PT21H30M00S" calcext:value-type="time">
            <text:p>09:30 PM</text:p>
          </table:table-cell>
          <table:table-cell table:style-name="ce23" office:value-type="time" office:time-value="PT01H45M00S" calcext:value-type="time">
            <text:p>01:45 AM</text:p>
          </table:table-cell>
          <table:table-cell table:style-name="ce27" table:formula="of:=([.C3]-[.B3]+([.C3]&lt;[.B3]))" office:value-type="time" office:time-value="PT04H15M00S" calcext:value-type="time">
            <text:p>04:15:00</text:p>
          </table:table-cell>
          <table:table-cell table:number-columns-repeated="12"/>
        </table:table-row>
        <table:table-row table:style-name="ro1">
          <table:table-cell table:style-name="ce22" office:value-type="date" office:date-value="2022-09-06" calcext:value-type="date">
            <text:p>06/09/2022</text:p>
          </table:table-cell>
          <table:table-cell table:style-name="ce23" office:value-type="time" office:time-value="PT14H00M00S" calcext:value-type="time">
            <text:p>02:00 PM</text:p>
          </table:table-cell>
          <table:table-cell table:style-name="ce23" office:value-type="time" office:time-value="PT18H40M00S" calcext:value-type="time">
            <text:p>06:40 PM</text:p>
          </table:table-cell>
          <table:table-cell table:style-name="ce27" table:formula="of:=([.C4]-[.B4]+([.C4]&lt;[.B4]))" office:value-type="time" office:time-value="PT04H40M00S" calcext:value-type="time">
            <text:p>04:40:00</text:p>
          </table:table-cell>
          <table:table-cell table:number-columns-repeated="12"/>
        </table:table-row>
        <table:table-row table:style-name="ro1">
          <table:table-cell table:style-name="ce22" office:value-type="date" office:date-value="2022-09-06" calcext:value-type="date">
            <text:p>06/09/2022</text:p>
          </table:table-cell>
          <table:table-cell table:style-name="ce23" office:value-type="time" office:time-value="PT21H00M00S" calcext:value-type="time">
            <text:p>09:00 PM</text:p>
          </table:table-cell>
          <table:table-cell table:style-name="ce23" office:value-type="time" office:time-value="PT02H20M00S" calcext:value-type="time">
            <text:p>02:20 AM</text:p>
          </table:table-cell>
          <table:table-cell table:style-name="ce27" table:formula="of:=([.C5]-[.B5]+([.C5]&lt;[.B5]))" office:value-type="time" office:time-value="PT05H20M00S" calcext:value-type="time">
            <text:p>05:20:00</text:p>
          </table:table-cell>
          <table:table-cell table:number-columns-repeated="12"/>
        </table:table-row>
        <table:table-row table:style-name="ro1">
          <table:table-cell table:style-name="ce22" office:value-type="date" office:date-value="2022-09-07" calcext:value-type="date">
            <text:p>07/09/2022</text:p>
          </table:table-cell>
          <table:table-cell table:style-name="ce23" office:value-type="time" office:time-value="PT13H50M00S" calcext:value-type="time">
            <text:p>01:50 PM</text:p>
          </table:table-cell>
          <table:table-cell table:style-name="ce23" office:value-type="time" office:time-value="PT17H45M00S" calcext:value-type="time">
            <text:p>05:45 PM</text:p>
          </table:table-cell>
          <table:table-cell table:style-name="ce27" table:formula="of:=([.C6]-[.B6]+([.C6]&lt;[.B6]))" office:value-type="time" office:time-value="PT03H55M00S" calcext:value-type="time">
            <text:p>03:55:00</text:p>
          </table:table-cell>
          <table:table-cell table:number-columns-repeated="12"/>
        </table:table-row>
        <table:table-row table:style-name="ro1">
          <table:table-cell table:style-name="ce22" office:value-type="date" office:date-value="2022-09-07" calcext:value-type="date">
            <text:p>07/09/2022</text:p>
          </table:table-cell>
          <table:table-cell table:style-name="ce23" office:value-type="time" office:time-value="PT20H00M00S" calcext:value-type="time">
            <text:p>08:00 PM</text:p>
          </table:table-cell>
          <table:table-cell table:style-name="ce23" office:value-type="time" office:time-value="PT01H25M00S" calcext:value-type="time">
            <text:p>01:25 AM</text:p>
          </table:table-cell>
          <table:table-cell table:style-name="ce27" table:formula="of:=([.C7]-[.B7]+([.C7]&lt;[.B7]))" office:value-type="time" office:time-value="PT05H25M00S" calcext:value-type="time">
            <text:p>05:25:00</text:p>
          </table:table-cell>
          <table:table-cell table:number-columns-repeated="12"/>
        </table:table-row>
        <table:table-row table:style-name="ro1">
          <table:table-cell table:style-name="ce22" office:value-type="date" office:date-value="2022-09-08" calcext:value-type="date">
            <text:p>08/09/2022</text:p>
          </table:table-cell>
          <table:table-cell table:style-name="ce23" office:value-type="time" office:time-value="PT14H10M00S" calcext:value-type="time">
            <text:p>02:10 PM</text:p>
          </table:table-cell>
          <table:table-cell table:style-name="ce23" office:value-type="time" office:time-value="PT17H00M00S" calcext:value-type="time">
            <text:p>05:00 PM</text:p>
          </table:table-cell>
          <table:table-cell table:style-name="ce27" table:formula="of:=([.C8]-[.B8]+([.C8]&lt;[.B8]))" office:value-type="time" office:time-value="PT02H50M00S" calcext:value-type="time">
            <text:p>02:50:00</text:p>
          </table:table-cell>
          <table:table-cell table:number-columns-repeated="12"/>
        </table:table-row>
        <table:table-row table:style-name="ro1">
          <table:table-cell table:style-name="ce22" office:value-type="date" office:date-value="2022-09-09" calcext:value-type="date">
            <text:p>09/09/2022</text:p>
          </table:table-cell>
          <table:table-cell table:style-name="ce23" office:value-type="time" office:time-value="PT16H30M00S" calcext:value-type="time">
            <text:p>04:30 PM</text:p>
          </table:table-cell>
          <table:table-cell table:style-name="ce23" office:value-type="time" office:time-value="PT19H20M00S" calcext:value-type="time">
            <text:p>07:20 PM</text:p>
          </table:table-cell>
          <table:table-cell table:style-name="ce27" table:formula="of:=([.C9]-[.B9]+([.C9]&lt;[.B9]))" office:value-type="time" office:time-value="PT02H50M00S" calcext:value-type="time">
            <text:p>02:50:00</text:p>
          </table:table-cell>
          <table:table-cell table:number-columns-repeated="11"/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2" office:value-type="date" office:date-value="2022-09-09" calcext:value-type="date">
            <text:p>09/09/2022</text:p>
          </table:table-cell>
          <table:table-cell table:style-name="ce23" office:value-type="time" office:time-value="PT22H45M00S" calcext:value-type="time">
            <text:p>10:45 PM</text:p>
          </table:table-cell>
          <table:table-cell table:style-name="ce23" office:value-type="time" office:time-value="PT01H50M00S" calcext:value-type="time">
            <text:p>01:50 AM</text:p>
          </table:table-cell>
          <table:table-cell table:style-name="ce27" table:formula="of:=([.C10]-[.B10]+([.C10]&lt;[.B10]))" office:value-type="time" office:time-value="PT03H05M00S" calcext:value-type="time">
            <text:p>03:05:00</text:p>
          </table:table-cell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2"/>
        </table:table-row>
        <table:table-row table:style-name="ro1" table:number-rows-repeated="104856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4" table:style-name="ta1">
        <table:table-column table:style-name="co7" table:default-cell-style-name="ce37"/>
        <table:table-column table:style-name="co7" table:number-columns-repeated="10" table:default-cell-style-name="Default"/>
        <table:table-column table:style-name="co7" table:number-columns-repeated="6" table:default-cell-style-name="ce43"/>
        <table:table-column table:style-name="co7" table:number-columns-repeated="6" table:default-cell-style-name="Default"/>
        <table:table-column table:style-name="co7" table:number-columns-repeated="6" table:default-cell-style-name="ce44"/>
        <table:table-column table:style-name="co7" table:number-columns-repeated="6" table:default-cell-style-name="ce39"/>
        <table:table-column table:style-name="co7" table:number-columns-repeated="28" table:default-cell-style-name="Default"/>
        <table:table-column table:style-name="co7" table:default-cell-style-name="ce37"/>
        <table:table-column table:style-name="co7" table:number-columns-repeated="4" table:default-cell-style-name="Default"/>
        <table:table-column table:style-name="co7" table:default-cell-style-name="ce37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number-columns-repeated="24" table:default-cell-style-name="ce46"/>
        <table:table-column table:style-name="co7" table:number-columns-repeated="4" table:default-cell-style-name="ce39"/>
        <table:table-column table:style-name="co7" table:number-columns-repeated="24" table:default-cell-style-name="ce46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default-cell-style-name="ce37"/>
        <table:table-column table:style-name="co7" table:number-columns-repeated="892" table:default-cell-style-name="Default"/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>
          <table:table-cell/>
          <table:table-cell table:style-name="ce38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>
          <table:table-cell/>
          <table:table-cell table:style-name="ce37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 table:number-columns-repeated="5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 table:number-columns-repeated="5"/>
          <table:table-cell table:number-columns-repeated="10"/>
          <table:table-cell table:style-name="ce37" table:number-columns-repeated="5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10"/>
          <table:table-cell table:style-name="ce39" table:number-columns-repeated="18"/>
          <table:table-cell table:number-columns-repeated="6"/>
          <table:table-cell table:style-name="ce39" table:number-columns-repeated="18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2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4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7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3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18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46" table:number-columns-repeated="7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48"/>
        <table:table-column table:style-name="co1" table:number-columns-repeated="4" table:default-cell-style-name="Default"/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30" calcext:value-type="float">
            <text:p>30</text:p>
          </table:table-cell>
          <table:table-cell table:formula="of:=[.A1]/[.B1]" office:value-type="float" office:value="0.816666666666667" calcext:value-type="float">
            <text:p>0.82</text:p>
          </table:table-cell>
          <table:table-cell/>
          <table:table-cell table:formula="of:=AVERAGE([.C1:.C6])*10" office:value-type="float" office:value="9.55" calcext:value-type="float">
            <text:p>9.55</text:p>
          </table:table-cell>
          <table:table-cell office:value-type="float" office:value="7.8" calcext:value-type="float">
            <text:p>7.8</text:p>
          </table:table-cell>
          <table:table-cell table:formula="of:=[.E1]*0.4+[.F1]*0.6" office:value-type="float" office:value="8.5" calcext:value-type="float">
            <text:p>8.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A2]/[.B2]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3]/[.B3]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A4]/[.B4]" office:value-type="float" office:value="0.93333333333333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25" calcext:value-type="float">
            <text:p>25</text:p>
          </table:table-cell>
          <table:table-cell table:formula="of:=[.A5]/[.B5]"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table:formula="of:=[.A6]/[.B6]" office:value-type="float" office:value="1.1" calcext:value-type="float">
            <text:p>1.1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278" table:orientation="column">
          <table:filter table:target-range-address="Sheet3.A1" table:condition-source-range-address="Sheet2.A1:Sheet2.D2">
            <table:filter-and>
              <table:filter-condition table:data-type="number" table:value="44808" table:operator="&gt;" table:field-number="0"/>
            </table:filter-and>
          </table:filter>
        </table:database-range>
        <table:database-range table:name="__Anonymous_Sheet_DB__2" table:target-range-address="Sheet3.A1:Sheet3.D1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01:48:09.7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2-09-10T01:48:18.715000000</dc:date>
    <meta:editing-duration>P228DT10H48M11S</meta:editing-duration>
    <meta:editing-cycles>1417</meta:editing-cycles>
    <meta:generator>LibreOffice/7.3.2.2$Windows_X86_64 LibreOffice_project/49f2b1bff42cfccbd8f788c8dc32c1c309559be0</meta:generator>
    <meta:document-statistic meta:table-count="5" meta:cell-count="1459" meta:object-count="0"/>
  </office:meta>
</office:document-meta>
</file>